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 draw:auto-grow-height="false" fo:padding-top="0.03cm" fo:padding-bottom="0.03cm" fo:padding-left="0.15cm" fo:padding-right="0.15cm" fo:wrap-option="wrap"/>
    </style:style>
    <style:style style:name="gr2" style:family="graphic" style:parent-style-name="standard">
      <style:graphic-properties draw:fill-color="#ffffff" draw:textarea-horizontal-align="left" draw:textarea-vertical-align="middle" draw:auto-grow-height="false" fo:padding-top="0.03cm" fo:padding-bottom="0.03cm" fo:padding-left="0.15cm" fo:padding-right="0.15cm" fo:wrap-option="wrap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text-align="start">
        <style:tab-stops/>
      </style:paragraph-properties>
      <style:text-properties fo:font-size="8pt" style:font-size-asian="18pt" style:font-size-complex="18pt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7cm" svg:height="0.4cm" svg:x="0.1cm" svg:y="0.1cm">
          <text:p text:style-name="P1"><text:span text:style-name="T1">Conceptual 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7cm" svg:height="0.4cm" svg:x="0.1cm" svg:y="0.5cm">
          <text:p text:style-name="P1"><text:span text:style-name="T1">Semantic 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7cm" svg:height="0.7cm" svg:x="0.1cm" svg:y="0.9cm">
          <text:p text:style-name="P1"><text:span text:style-name="T1">Syntactical 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7cm" svg:height="0.7cm" svg:x="0.1cm" svg:y="1.6cm">
          <text:p text:style-name="P1"><text:span text:style-name="T1">Lexical 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4cm" svg:height="0.4cm" svg:x="2.8cm" svg:y="0.1cm">
          <text:p text:style-name="P3"><text:span text:style-name="T1">Types of entities and their relationshi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4cm" svg:height="0.4cm" svg:x="2.8cm" svg:y="0.5cm">
          <text:p text:style-name="P3"><text:span text:style-name="T1">Functions to modify 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4cm" svg:height="0.7cm" svg:x="2.8cm" svg:y="0.9cm">
          <text:p text:style-name="P3"><text:span text:style-name="T1">Steps to take for executing functions on 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4cm" svg:height="0.7cm" svg:x="2.8cm" svg:y="1.6cm">
          <text:p text:style-name="P3"><text:span text:style-name="T1">Physical execution of steps to execute functions on entiti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1-22T19:33:09</meta:creation-date>
    <dc:date>2013-10-15T14:40:50.99</dc:date>
    <meta:editing-duration>PT1H47M31S</meta:editing-duration>
    <meta:editing-cycles>14</meta:editing-cycles>
    <meta:generator>LibreOffice/3.5$Windows_x86 LibreOffice_project/e0fbe70-5879838-a0745b0-0cd1158-638b327</meta:generator>
    <meta:document-statistic meta:object-count="8"/>
  </office:meta>
</office:document-meta>
</file>